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Summe</text:p>
          </table:table-cell>
          <table:table-cell table:number-columns-repeated="2"/>
          <table:table-cell office:value-type="string">
            <text:p>ADC</text:p>
          </table:table-cell>
          <table:table-cell office:value-type="string">
            <text:p>DAC</text:p>
          </table:table-cell>
          <table:table-cell office:value-type="string">
            <text:p>Clock</text:p>
          </table:table-cell>
          <table:table-cell office:value-type="string">
            <text:p>FPGA</text:p>
          </table:table-cell>
          <table:table-cell table:number-columns-repeated="4"/>
        </table:table-row>
        <table:table-row table:style-name="ro2">
          <table:table-cell office:value-type="string">
            <text:p>3.3V Analog</text:p>
          </table:table-cell>
          <table:table-cell table:formula="of:=SUM([.E2:.O2])" office:value-type="float" office:value="615">
            <text:p>615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1.8V Digital</text:p>
          </table:table-cell>
          <table:table-cell table:formula="of:=SUM([.E4:.O4])" office:value-type="float" office:value="450">
            <text:p>450</text:p>
          </table:table-cell>
          <table:table-cell table:number-columns-repeated="3"/>
          <table:table-cell office:value-type="float" office:value="450">
            <text:p>450</text:p>
          </table:table-cell>
          <table:table-cell table:number-columns-repeated="6"/>
        </table:table-row>
        <table:table-row table:style-name="ro2">
          <table:table-cell office:value-type="string">
            <text:p>3.3V Digital</text:p>
          </table:table-cell>
          <table:table-cell table:formula="of:=SUM([.E5:.O5])" office:value-type="float" office:value="470">
            <text:p>47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400">
            <text:p>400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Verlust 5V-&gt;3.3V</text:p>
          </table:table-cell>
          <table:table-cell table:formula="of:=(5-3.3)*[.B2]/1000" office:value-type="float" office:value="1.0455">
            <text:p>1,0455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5.12.2013</text:date>, <text:time>19:2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5T18:46:16.92</meta:creation-date>
    <dc:date>2013-12-05T19:29:08.37</dc:date>
    <meta:editing-duration>PT12M20S</meta:editing-duration>
    <meta:editing-cycles>1</meta:editing-cycles>
    <meta:document-statistic meta:table-count="3" meta:cell-count="19" meta:object-count="0"/>
    <meta:generator>OpenOffice.org/3.3$Win32 OpenOffice.org_project/330m20$Build-9567</meta:generator>
  </office:meta>
</office:document-meta>
</file>